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30000000304147EF0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f2f2f2" draw:stroke-linejoin="miter" draw:fill="gradient" draw:fill-gradient-name="Gradient_20_8" draw:textarea-vertical-align="top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000000" draw:stroke-linejoin="miter" draw:fill="gradient" draw:fill-gradient-name="Gradient_20_9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fill="gradient" draw:fill-gradient-name="Gradient_20_10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035cm" svg:stroke-color="#000000" draw:stroke-linejoin="miter" draw:fill="gradient" draw:fill-gradient-name="Rectangular_20_red_2f_white" draw:textarea-vertical-align="top" draw:auto-grow-height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576cm"/>
    </style:style>
    <style:style style:name="P1" style:family="paragraph"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2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line-height="200%" fo:text-align="center" style:font-independent-line-spacing="true"/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hyphenate="false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paragraph-properties fo:line-height="150%" fo:text-align="center"/>
    </style:style>
    <style:style style:name="P9" style:family="paragraph">
      <style:paragraph-properties fo:line-height="150%" fo:text-align="center" style:font-independent-line-spacing="true"/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ffffff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d0d0d" style:text-line-through-style="none" fo:font-family="Calibri" style:font-family-generic="swis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2" draw:style-name="gr1" draw:text-style-name="P3" draw:layer="layout" svg:width="4.5cm" svg:height="3cm" svg:x="5.5cm" svg:y="7.3cm">
          <text:p text:style-name="P1"><text:span text:style-name="T1">Compilateur</text:span></text:p>
          <text:p text:style-name="P2"><text:span text:style-name="T2">(CodeWorker)</text:span></text:p>
          <draw:enhanced-geometry svg:viewBox="0 0 21600 21600" draw:type="rectangle" draw:enhanced-path="M 0 0 L 21600 0 21600 21600 0 21600 0 0 Z N"/>
        </draw:custom-shape>
        <draw:frame draw:name="Image 8" draw:style-name="gr2" draw:text-style-name="P4" draw:layer="layout" svg:width="1.821cm" svg:height="2.09cm" svg:x="1.179cm" svg:y="7.91cm">
          <draw:image xlink:href="Pictures/1000020000000030000000304147EF0B.gif" xlink:type="simple" xlink:show="embed" xlink:actuate="onLoad">
            <text:p/>
          </draw:image>
        </draw:frame>
        <draw:custom-shape draw:name="AutoShape 5" draw:style-name="gr3" draw:text-style-name="P5" draw:layer="layout" svg:width="1.571cm" svg:height="1.402cm" draw:transform="rotate (1.5707963267946) translate (7cm 12.071cm)">
          <text:p/>
          <draw:enhanced-geometry svg:viewBox="0 0 21600 21600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be 26" draw:style-name="gr4" draw:text-style-name="P5" draw:layer="layout" svg:width="2.079cm" svg:height="4.391cm" svg:x="3.921cm" svg:y="14.5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5" draw:layer="layout" svg:width="4.179cm" svg:height="0.891cm" draw:transform="rotate (1.5707963267946) translate (4.5cm 18.679cm)">
          <text:p text:style-name="P6"><text:span text:style-name="T3">Linux</text:span></text:p>
          <draw:enhanced-geometry svg:viewBox="0 0 21600 21600" draw:type="rectangle" draw:enhanced-path="M 0 0 L 21600 0 21600 21600 0 21600 0 0 Z N"/>
        </draw:custom-shape>
        <draw:custom-shape draw:name="Cube 28" draw:style-name="gr4" draw:text-style-name="P5" draw:layer="layout" svg:width="2.08cm" svg:height="4.391cm" svg:x="6cm" svg:y="14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5" draw:layer="layout" svg:width="4.147cm" svg:height="0.924cm" draw:transform="rotate (1.5707963267946) translate (6.597cm 19cm)">
          <text:p text:style-name="P6"><text:span text:style-name="T3">Windows</text:span></text:p>
          <draw:enhanced-geometry svg:viewBox="0 0 21600 21600" draw:type="rectangle" draw:enhanced-path="M 0 0 L 21600 0 21600 21600 0 21600 0 0 Z N"/>
        </draw:custom-shape>
        <draw:custom-shape draw:name="Cube 30" draw:style-name="gr4" draw:text-style-name="P5" draw:layer="layout" svg:width="2.005cm" svg:height="4.395cm" svg:x="8.017cm" svg:y="14.4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5" draw:layer="layout" svg:width="3.963cm" svg:height="0.922cm" draw:transform="rotate (1.5707963267946) translate (8.506cm 19cm)">
          <text:p text:style-name="P6"><text:span text:style-name="T3">OpenBSD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076cm" svg:height="1.673cm" svg:x="15.5cm" svg:y="14.527cm">
          <draw:text-box>
            <text:p><text:span text:style-name="T4">Fichiers </text:span></text:p>
            <text:p><text:span text:style-name="T4">Pilotes .c</text:span></text:p>
          </draw:text-box>
        </draw:frame>
        <draw:custom-shape draw:name="AutoShape 48" draw:style-name="gr7" draw:text-style-name="P5" draw:layer="layout" svg:width="1.906cm" svg:height="1.402cm" draw:transform="rotate (0.612261501599495) translate (9.979cm 6.518cm)">
          <text:p/>
          <draw:enhanced-geometry svg:viewBox="0 0 21600 21600" draw:mirror-horizontal="false" draw:mirror-vertical="false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2.403cm" svg:height="1.673cm" svg:x="1.297cm" svg:y="10.627cm">
          <draw:text-box>
            <text:p><text:span text:style-name="T4">Fichier</text:span></text:p>
            <text:p><text:span text:style-name="T4">.RTX</text:span></text:p>
          </draw:text-box>
        </draw:frame>
        <draw:custom-shape draw:name="Cube 30" draw:style-name="gr4" draw:text-style-name="P5" draw:layer="layout" svg:width="2.005cm" svg:height="4.395cm" svg:x="9.995cm" svg:y="14.4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5" draw:layer="layout" svg:width="3.963cm" svg:height="0.922cm" draw:transform="rotate (1.5707963267946) translate (10.384cm 18.929cm)">
          <text:p text:style-name="P6"><text:span text:style-name="T3">Other OS</text:span></text:p>
          <draw:enhanced-geometry svg:viewBox="0 0 21600 21600" draw:type="rectangle" draw:enhanced-path="M 0 0 L 21600 0 21600 21600 0 21600 0 0 Z N"/>
        </draw:custom-shape>
        <draw:custom-shape draw:name="AutoShape 48" draw:style-name="gr3" draw:text-style-name="P5" draw:layer="layout" svg:width="1.571cm" svg:height="1.402cm" svg:x="3.7cm" svg:y="8.098cm">
          <text:p/>
          <draw:enhanced-geometry svg:viewBox="0 0 21600 21600" draw:mirror-horizontal="false" draw:mirror-vertical="false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Image 8" draw:style-name="gr2" draw:text-style-name="P4" draw:layer="layout" svg:width="1.655cm" svg:height="1.9cm" svg:x="12.316cm" svg:y="4.313cm">
          <draw:image xlink:href="Pictures/1000020000000030000000304147EF0B.gif" xlink:type="simple" xlink:show="embed" xlink:actuate="onLoad">
            <text:p/>
          </draw:image>
        </draw:frame>
        <draw:frame draw:name="Image 9" draw:style-name="gr2" draw:text-style-name="P4" draw:layer="layout" svg:width="1.656cm" svg:height="1.875cm" svg:x="12.52cm" svg:y="8.028cm">
          <draw:image xlink:href="Pictures/1000020000000030000000304147EF0B.gif" xlink:type="simple" xlink:show="embed" xlink:actuate="onLoad">
            <text:p/>
          </draw:image>
        </draw:frame>
        <draw:frame draw:name="Image 9" draw:style-name="gr2" draw:text-style-name="P4" draw:layer="layout" svg:width="1.656cm" svg:height="1.875cm" svg:x="12.5cm" svg:y="11.625cm">
          <draw:image xlink:href="Pictures/1000020000000030000000304147EF0B.gif" xlink:type="simple" xlink:show="embed" xlink:actuate="onLoad">
            <text:p/>
          </draw:image>
        </draw:frame>
        <draw:custom-shape draw:name="Cube 26" draw:style-name="gr4" draw:text-style-name="P5" draw:layer="layout" svg:width="2.079cm" svg:height="4.391cm" draw:transform="rotate (-1.5371114722323) translate (19.43cm 4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5" draw:layer="layout" svg:width="4.179cm" svg:height="0.891cm" draw:transform="rotate (0.0336848545634842) translate (14.963cm 4.574cm)">
          <text:p text:style-name="P6"><text:span text:style-name="T3">Linux</text:span></text:p>
          <draw:enhanced-geometry svg:viewBox="0 0 21600 21600" draw:type="rectangle" draw:enhanced-path="M 0 0 L 21600 0 21600 21600 0 21600 0 0 Z N"/>
        </draw:custom-shape>
        <draw:custom-shape draw:name="Cube 28" draw:style-name="gr4" draw:text-style-name="P5" draw:layer="layout" svg:width="2.08cm" svg:height="4.391cm" draw:transform="rotate (-1.5371114722323) translate (19.334cm 7.873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0" draw:style-name="gr4" draw:text-style-name="P5" draw:layer="layout" svg:width="2.005cm" svg:height="4.395cm" draw:transform="rotate (-1.5371114722323) translate (19.232cm 11.948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5" draw:layer="layout" svg:width="3.963cm" svg:height="0.922cm" draw:transform="rotate (0.0336848545634842) translate (14.722cm 12.289cm)">
          <text:p text:style-name="P6"><text:span text:style-name="T3">OpenBSD</text:span></text:p>
          <draw:enhanced-geometry svg:viewBox="0 0 21600 21600" draw:type="rectangle" draw:enhanced-path="M 0 0 L 21600 0 21600 21600 0 21600 0 0 Z N"/>
        </draw:custom-shape>
        <draw:custom-shape draw:name="Text Box 40" draw:style-name="gr5" draw:text-style-name="P5" draw:layer="layout" svg:width="4.147cm" svg:height="0.924cm" draw:transform="rotate (0.0336848545634842) translate (14.837cm 8.522cm)">
          <text:p text:style-name="P6"><text:span text:style-name="T3">Windows</text:span></text:p>
          <draw:enhanced-geometry svg:viewBox="0 0 21600 21600" draw:type="rectangle" draw:enhanced-path="M 0 0 L 21600 0 21600 21600 0 21600 0 0 Z N"/>
        </draw:custom-shape>
        <draw:custom-shape draw:name="AutoShape 48" draw:style-name="gr7" draw:text-style-name="P5" draw:layer="layout" svg:width="1.901cm" svg:height="1.402cm" svg:x="10.5cm" svg:y="8.386cm">
          <text:p/>
          <draw:enhanced-geometry svg:viewBox="0 0 21600 21600" draw:mirror-horizontal="false" draw:mirror-vertical="false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48" draw:style-name="gr7" draw:text-style-name="P5" draw:layer="layout" svg:width="1.661cm" svg:height="1.402cm" draw:transform="rotate (-0.491833783213096) translate (10.845cm 10.356cm)">
          <text:p/>
          <draw:enhanced-geometry svg:viewBox="0 0 21600 21600" draw:mirror-horizontal="false" draw:mirror-vertical="false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2" draw:style-name="gr1" draw:text-style-name="P9" draw:layer="layout" svg:width="8cm" svg:height="1.5cm" svg:x="4cm" svg:y="12.5cm">
          <text:p text:style-name="P8"><text:span text:style-name="T1">BackEnd Library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9.076cm" svg:height="0.962cm" svg:x="4.424cm" svg:y="19cm">
          <draw:text-box>
            <text:p><text:span text:style-name="T4">Templates de code .bl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linear" draw:start-color="#bcbcbc" draw:end-color="#ededed" draw:start-intensity="100%" draw:end-intensity="100%" draw:angle="1800" draw:border="0%"/>
    <draw:gradient draw:name="Gradient_20_8" draw:display-name="Gradient 8" draw:style="linear" draw:start-color="#c0504d" draw:end-color="#622423" draw:start-intensity="100%" draw:end-intensity="100%" draw:angle="450" draw:border="0%"/>
    <draw:gradient draw:name="Gradient_20_9" draw:display-name="Gradient 9" draw:style="axial" draw:start-color="#000000" draw:end-color="#666666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Luquet</meta:initial-creator>
    <meta:creation-date>2010-11-17T15:09:23</meta:creation-date>
    <dc:date>2010-11-17T21:13:48</dc:date>
    <dc:creator>zobi8225 </dc:creator>
    <meta:editing-duration>PT00H45M03S</meta:editing-duration>
    <meta:editing-cycles>11</meta:editing-cycles>
    <meta:generator>OpenOffice.org/3.2$Linux OpenOffice.org_project/320m12$Build-9483</meta:generator>
    <meta:document-statistic meta:object-count="28"/>
  </office:meta>
</office:document-meta>
</file>